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text-properties fo:color="#336633" loext:opacity="100%" style:font-name="Calibri2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Calibri2" fo:font-size="12pt" style:font-size-asian="12pt" style:font-size-complex="12pt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2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669966" loext:opacity="100%" style:font-name="Calibri2" fo:font-size="18pt" style:font-size-asian="18pt" style:font-size-complex="18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4" style:family="paragraph" style:parent-style-name="Titulo" style:master-page-name="Index">
      <style:paragraph-properties style:page-number="auto"/>
      <style:text-properties fo:language="es" fo:country="ES"/>
    </style:style>
    <style:style style:name="P15" style:family="paragraph" style:parent-style-name="Standard">
      <style:text-properties style:font-name="Calibri2" fo:font-size="12pt" fo:language="es" fo:country="ES" officeooo:paragraph-rsid="001ef000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officeooo:paragraph-rsid="001ef000" style:font-size-asian="12pt" style:font-size-complex="12pt"/>
    </style:style>
    <style:style style:name="P17" style:family="paragraph" style:parent-style-name="Standard">
      <style:text-properties style:font-name="Calibri2" fo:font-size="12pt" officeooo:paragraph-rsid="001ef000" style:font-size-asian="12pt" style:font-size-complex="12pt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1ef000" style:text-blinking="false" fo:background-color="transparent" style:font-size-asian="12pt" style:font-size-complex="12pt"/>
    </style:style>
    <style:style style:name="P1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ef000"/>
    </style:style>
    <style:style style:name="P20" style:family="paragraph" style:parent-style-name="Standard" style:master-page-name="First_20_Page">
      <style:paragraph-properties style:page-number="auto"/>
      <style:text-properties officeooo:paragraph-rsid="001ef000"/>
    </style:style>
    <style:style style:name="P21" style:family="paragraph" style:parent-style-name="Standard">
      <style:text-properties officeooo:paragraph-rsid="001ef000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24" style:family="paragraph" style:parent-style-name="Text_20_body" style:list-style-name="L2"/>
    <style:style style:name="P25" style:family="paragraph" style:parent-style-name="Text_20_body" style:list-style-name="L3">
      <style:text-properties fo:language="es" fo:country="ES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ef000" style:font-size-asian="24pt" style:font-weight-asian="bold" style:font-size-complex="24pt" style:font-weight-complex="bold"/>
    </style:style>
    <style:style style:name="P2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ef000" style:text-blinking="false" fo:background-color="transparent" loext:padding="0cm" loext:border="none"/>
    </style:style>
    <style:style style:name="P2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1ef000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1ef000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ef000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ef000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2" fo:font-size="12pt" style:font-size-asian="12pt" style:font-size-complex="12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loext:opacity="100%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1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5" style:family="text">
      <style:text-properties style:font-name="Calibri" fo:font-size="12pt" fo:font-style="italic" style:font-style-asian="italic" style:font-style-complex="italic"/>
    </style:style>
    <style:style style:name="T16" style:family="text">
      <style:text-properties style:font-name="Calibri" fo:font-size="12pt" fo:language="es" fo:country="ES" fo:font-style="italic" style:font-style-asian="italic" style:font-style-complex="italic"/>
    </style:style>
    <style:style style:name="T17" style:family="text">
      <style:text-properties fo:language="es" fo:country="ES" fo:font-style="italic" style:font-style-asian="italic" style:font-style-complex="italic"/>
    </style:style>
    <style:style style:name="T18" style:family="text">
      <style:text-properties officeooo:rsid="001ac890"/>
    </style:style>
    <style:style style:name="T19" style:family="text">
      <style:text-properties officeooo:rsid="001c2114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1" text:name="NumeroTema"/>
        <text:user-field-decl office:value-type="string" office:string-value="Computer Network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20"/>
      <text:p text:style-name="P21"/>
      <text:p text:style-name="P21"/>
      <text:p text:style-name="P21"/>
      <text:p text:style-name="P26"><text:span text:style-name="T5">Computer Systems – </text:span><text:span text:style-name="T7">Glossary</text:span><text:span text:style-name="T8"><text:line-break/></text:span><text:span text:style-name="T9">UD </text:span><text:span text:style-name="T10">11</text:span><text:span text:style-name="T9">. </text:span><text:span text:style-name="T14"><text:user-field-get text:name="Tema">Computer Networks</text:user-field-get></text:span></text:p>
      <text:p text:style-name="P27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8">Sergio García / Alfredo Oltra</text:p>
      <text:p text:style-name="P1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19"><text:a xlink:type="simple" xlink:href="mailto:alfredo.oltra@ceedcv.es" text:style-name="Internet_20_link" text:visited-style-name="Visited_20_Internet_20_Link"><text:span text:style-name="T11">alfredo.oltra</text:span></text:a><text:a xlink:type="simple" xlink:href="mailto:alfredo.oltra@ceedcv.es" text:style-name="Internet_20_link" text:visited-style-name="Visited_20_Internet_20_Link"><text:span text:style-name="T11">@</text:span></text:a><text:a xlink:type="simple" xlink:href="mailto:alfredo.oltra@ceedcv.es" text:style-name="Internet_20_link" text:visited-style-name="Visited_20_Internet_20_Link"><text:span text:style-name="T11">ceedcv.e</text:span></text:a><text:a xlink:type="simple" xlink:href="mailto:alfredo.oltra@ceedcv.es" text:style-name="Internet_20_link" text:visited-style-name="Visited_20_Internet_20_Link"><text:span text:style-name="T4">s</text:span></text:a></text:p>
      <text:p text:style-name="P29">20<text:span text:style-name="T21">22</text:span>/20<text:span text:style-name="T22">2</text:span><text:span text:style-name="T21">3</text:span></text:p>
      <text:p text:style-name="P16"><text:tab/><text:tab/><text:tab/><text:tab/><text:tab/><text:tab/><text:tab/><text:tab/><text:tab/><text:tab/>Versión:<text:date style:data-style-name="N104" text:date-value="2022-06-02T16:56:02.963025248">220602</text:date>.<text:time style:data-style-name="N105" text:time-value="2022-06-02T16:56:02.963188067">1655</text:time></text:p>
      <text:p text:style-name="P17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U<text:span text:style-name="T18">D</text:span><text:user-field-get text:name="NumeroTema">11</text:user-field-get>. <text:user-field-get text:name="Tema">Computer Networks</text:user-field-get></text:p>
      <text:p text:style-name="P5"/>
      <text:h text:style-name="Heading_20_1" text:outline-level="1">Vocabulary</text:h>
      <text:p text:style-name="Text_20_body">General:</text:p>
      <text:list xml:id="list3345155258" text:style-name="L1">
        <text:list-item>
          <text:p text:style-name="P22"><text:span text:style-name="T13">Transducer</text:span>: transductor.</text:p>
        </text:list-item>
        <text:list-item>
          <text:p text:style-name="P22"><text:span text:style-name="T15">Widely</text:span><text:span text:style-name="T3">: </text:span><text:s/>ampliamente.</text:p>
        </text:list-item>
        <text:list-item>
          <text:p text:style-name="P22"><text:span text:style-name="T3">Breadth</text:span>: amplitud. <text:s/></text:p>
        </text:list-item>
        <text:list-item>
          <text:p text:style-name="P22"><text:span text:style-name="T3">Broadcast:</text:span> multidifusión.</text:p>
        </text:list-item>
        <text:list-item>
          <text:p text:style-name="P22"><text:span text:style-name="T15">Mesh</text:span>: malla.</text:p>
        </text:list-item>
        <text:list-item>
          <text:p text:style-name="P22"><text:span text:style-name="T3">Layer</text:span>: capa.</text:p>
        </text:list-item>
        <text:list-item>
          <text:p text:style-name="P22"><text:span text:style-name="T15">Stack</text:span>: pila</text:p>
        </text:list-item>
        <text:list-item>
          <text:p text:style-name="P22"><text:span text:style-name="T3">Gateway</text:span>: puerta de acceso.</text:p>
        </text:list-item>
        <text:list-item>
          <text:p text:style-name="P22"><text:span text:style-name="T15">Scarcity </text:span><text:span text:style-name="T3">: </text:span><text:span text:style-name="T12">escasez.</text:span></text:p>
        </text:list-item>
        <text:list-item>
          <text:p text:style-name="P22"><text:span text:style-name="T3">Twisted pair</text:span>: par trenzado.</text:p>
          <text:list>
            <text:list-item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4">Verbos:</text:p>
      <text:list xml:id="list387450821" text:style-name="L2">
        <text:list-item>
          <text:p text:style-name="P24"><text:span text:style-name="T17">to </text:span><text:span text:style-name="T16">avoid</text:span><text:span text:style-name="T17">: evitar</text:span></text:p>
        </text:list-item>
      </text:list>
      <text:list xml:id="list4189615972" text:style-name="L3">
        <text:list-item>
          <text:p text:style-name="P25"><text:span text:style-name="T3">to make up: </text:span><text:span text:style-name="T12">compone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1" text:name="NumeroTema"/>
          <text:user-field-decl office:value-type="string" office:string-value="Computer Network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1</text:user-field-get></text:span><text:span text:style-name="MT1">. </text:span><text:span text:style-name="MT1"><text:user-field-get text:name="Tema">Computer Networks</text:user-field-get></text:span></text:p>
      </style:header>
      <style:footer>
        <text:user-field-decls>
          <text:user-field-decl office:value-type="string" office:string-value="11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1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15H11M52S</meta:editing-duration>
    <meta:editing-cycles>26</meta:editing-cycles>
    <meta:generator>LibreOffice/7.3.3.2$Linux_X86_64 LibreOffice_project/30$Build-2</meta:generator>
    <dc:title>Plantilla CEED</dc:title>
    <meta:initial-creator>Alfredo Oltra Orengo</meta:initial-creator>
    <dc:date>2022-06-02T16:56:02.607042187</dc:date>
    <meta:document-statistic meta:table-count="0" meta:image-count="1" meta:object-count="0" meta:page-count="2" meta:paragraph-count="29" meta:word-count="89" meta:character-count="612" meta:non-whitespace-character-count="546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